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ff6ff2" fo:font-size="16pt" fo:language="en" fo:country="none" fo:font-weight="bold" style:font-size-asian="16pt" style:font-weight-asian="bold" style:font-size-complex="16pt" style:font-weight-complex="bold"/>
    </style:style>
    <style:style style:name="P2" style:family="paragraph" style:parent-style-name="Standard" style:list-style-name="">
      <style:paragraph-properties fo:margin-top="0in" fo:margin-bottom="0.139in" fo:line-height="115%"/>
      <style:text-properties fo:color="#ff6ff2" fo:font-size="11pt" fo:language="en" fo:country="none" fo:font-weight="bold" style:font-size-asian="11pt" style:font-weight-asian="bold" style:font-size-complex="11pt" style:font-weight-complex="bold"/>
    </style:style>
    <style:style style:name="P3" style:family="paragraph" style:parent-style-name="Standard" style:list-style-name="">
      <style:paragraph-properties fo:margin-top="0in" fo:margin-bottom="0.139in" fo:line-height="115%"/>
      <style:text-properties fo:color="#b536da" fo:font-size="11pt" fo:language="en" fo:country="none" fo:font-weight="bold" style:font-size-asian="11pt" style:font-weight-asian="bold" style:font-size-complex="11pt" style:font-weight-complex="bold"/>
    </style:style>
    <style:style style:name="P4" style:family="paragraph" style:parent-style-name="Standard" style:list-style-name="">
      <style:paragraph-properties fo:margin-top="0in" fo:margin-bottom="0.139in" fo:line-height="115%"/>
      <style:text-properties fo:color="#b536da" fo:font-size="11pt" fo:language="en" fo:country="none" fo:font-style="italic" fo:font-weight="bold" style:font-size-asian="11pt" style:font-style-asian="italic" style:font-weight-asian="bold" style:font-size-complex="11pt" style:font-style-complex="italic" style:font-weight-complex="bold"/>
    </style:style>
    <style:style style:name="P5" style:family="paragraph" style:parent-style-name="Standard" style:list-style-name="">
      <style:paragraph-properties fo:margin-top="0in" fo:margin-bottom="0.139in" fo:line-height="115%"/>
      <style:text-properties fo:color="#b536da" fo:font-size="16pt" fo:language="en" fo:country="none" fo:font-weight="bold" style:font-size-asian="16pt" style:font-weight-asian="bold" style:font-size-complex="16pt" style:font-weight-complex="bold"/>
    </style:style>
    <style:style style:name="P6" style:family="paragraph" style:parent-style-name="Standard" style:list-style-name="" style:master-page-name="Standard">
      <style:paragraph-properties fo:margin-top="0in" fo:margin-bottom="0.139in" fo:line-height="115%" style:page-number="auto"/>
      <style:text-properties fo:color="#ff6ff2" fo:font-size="16pt" fo:language="en" fo:country="none" fo:font-weight="bold" style:font-size-asian="16pt" style:font-weight-asian="bold" style:font-size-complex="16pt" style:font-weight-complex="bold"/>
    </style:style>
    <style:style style:name="T1" style:family="text">
      <style:text-properties fo:color="#b536da" fo:font-size="11pt" fo:language="en" fo:country="none" fo:font-weight="bold" style:font-size-asian="11pt" style:font-weight-asian="bold" style:font-size-complex="11pt" style:font-weight-complex="bold"/>
    </style:style>
    <style:style style:name="T2" style:family="text">
      <style:text-properties fo:color="#ff6ff2" fo:font-size="11pt" fo:language="en" fo:country="none"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ct 1</text:p>
      <text:p text:style-name="P3">_</text:p>
      <text:p text:style-name="P5">Act 2</text:p>
      <text:p text:style-name="P3">_</text:p>
      <text:p text:style-name="P1">Act 3</text:p>
      <text:p text:style-name="P3">_</text:p>
      <text:p text:style-name="P5">Intermission</text:p>
      <text:p text:style-name="P3">_</text:p>
      <text:p text:style-name="P1">Act 4</text:p>
      <text:p text:style-name="P3">_</text:p>
      <text:p text:style-name="P5">Act 5</text:p>
      <text:p text:style-name="P3">_</text:p>
      <text:p text:style-name="P1">Act 5 Act 2</text:p>
      <text:p text:style-name="P3">_</text:p>
      <text:p text:style-name="P5">Act 6</text:p>
      <text:p text:style-name="P3">_</text:p>
      <text:p text:style-name="P1">Act 6 Intermission 1</text:p>
      <text:p text:style-name="P3">_</text:p>
      <text:p text:style-name="P5">Act 6 Act 2</text:p>
      <text:p text:style-name="P3">_</text:p>
      <text:p text:style-name="P1">Act 6 Intermission 2</text:p>
      <text:p text:style-name="P3">_</text:p>
      <text:p text:style-name="P5">Act 6 Act 3</text:p>
      <text:p text:style-name="P3"><text:soft-page-break/>_</text:p>
      <text:p text:style-name="P1">Act 6 Intermission 3</text:p>
      <text:p text:style-name="P3">_</text:p>
      <text:p text:style-name="P5">Act 6 Act 4</text:p>
      <text:p text:style-name="P3">_</text:p>
      <text:p text:style-name="P1">Act 6 Intermission 4</text:p>
      <text:p text:style-name="P3">_</text:p>
      <text:p text:style-name="P5">Act 6 Act 5</text:p>
      <text:p text:style-name="P3">_</text:p>
      <text:p text:style-name="P1">Act 6 Act 5 Act 2</text:p>
      <text:p text:style-name="P3">_</text:p>
      <text:p text:style-name="P5">Act 6 Act 5 Act 1</text:p>
      <text:p text:style-name="P3">_</text:p>
      <text:p text:style-name="P1">Act 6 Intermission 5</text:p>
      <text:p text:style-name="P3">_</text:p>
      <text:p text:style-name="P5">Act 6 Act 6</text:p>
      <text:p text:style-name="P3">_</text:p>
      <text:p text:style-name="P1">Act 6 Act 6 Intermission 1</text:p>
      <text:p text:style-name="P3">_</text:p>
      <text:p text:style-name="P5">Act 6 Act 6 Act 2</text:p>
      <text:p text:style-name="P3">_</text:p>
      <text:p text:style-name="P1">Act 6 Act 6 Intermission 2</text:p>
      <text:p text:style-name="P3">_</text:p>
      <text:p text:style-name="P5"><text:soft-page-break/>Act 6 Act 6 Act 3</text:p>
      <text:p text:style-name="P3">_</text:p>
      <text:p text:style-name="P1">Act 6 Act 6 Intermission 3</text:p>
      <text:p text:style-name="P3">_</text:p>
      <text:p text:style-name="P5">Act 6 Act 6 Act 4</text:p>
      <text:p text:style-name="P3">_</text:p>
      <text:p text:style-name="P1">Act 6 Act 6 Intermission 4</text:p>
      <text:p text:style-name="P3">_</text:p>
      <text:p text:style-name="P5">Act 6 Act 6 Act 5</text:p>
      <text:p text:style-name="P3">_</text:p>
      <text:p text:style-name="P1">Act 6 Act 6 Intermission 5</text:p>
      <text:p text:style-name="P3">_</text:p>
      <text:p text:style-name="P2">1. =009491</text:p>
      <text:p text:style-name="P3">Meow meow motherfuckers.</text:p>
      <text:p text:style-name="P3">_</text:p>
      <text:p text:style-name="P2">2. RL1 =009547</text:p>
      <text:p text:style-name="P3">They're back!!! :3!! !</text:p>
      <text:p text:style-name="P3">At last an end to this dreadful lull in our recent social patterns!</text:p>
      <text:p text:style-name="P3">_</text:p>
      <text:p text:style-name="P2">3. RxLa1; Ce1: =009548</text:p>
      <text:p text:style-name="P3">You see Roxy? We all knew you could find her.</text:p>
      <text:p text:style-name="P3">Especially me!</text:p>
      <text:p text:style-name="P3">Not to boast but my faith in your ability to retrieve the cherub wasn't just some saccharine friendly nonsense, like it was for pretty much everyone else here.</text:p>
      <text:p text:style-name="P3"><text:soft-page-break/>It was established in what is now a highly focused understanding of my aspect as well as these radically magnified feline instincts!! :3!</text:p>
      <text:p text:style-name="P3">Yes good point, it's true that feline instincts in no empirical way contribute to one's prognosticative acuity, fair enough!</text:p>
      <text:p text:style-name="P3">But they really make it FEEL like my intuition has more credibility than it really deserves.</text:p>
      <text:p text:style-name="P3">And to the cat portion of my being, that is GOOD ENOUGH! Holy shit am I legitimately pleased with myself right now.</text:p>
      <text:p text:style-name="P3">*Trills.*</text:p>
      <text:p text:style-name="P3">Is this her Roxy? :3 Of course this is her.</text:p>
      <text:p text:style-name="P3">Hello you beautiful creature.</text:p>
      <text:p text:style-name="P3">_</text:p>
      <text:p text:style-name="P2">4. RxLa2; Ce2; RL2: =009549</text:p>
      <text:p text:style-name="P3">Gasp. ROXY! She's a treasure.</text:p>
      <text:p text:style-name="P3">This skull! Absolutely exquisite.</text:p>
      <text:p text:style-name="P3">So smooth to the touch and full of luster! So macabre, so... sublimely EXSANGUINOUS! :3</text:p>
      <text:p text:style-name="P3">Quite the fetching artifact to keep propped on such a smartly dressed pair of shoulders.</text:p>
      <text:p text:style-name="P3">The suit! Spectacular. Tailored yourself I gather?</text:p>
      <text:p text:style-name="P3">You have no idea what a burning desire I have to get hair on it but don't worry I won't!</text:p>
      <text:p text:style-name="P3">Oh my god her eyes. Perfect glass! Like a priceless doll's.</text:p>
      <text:p text:style-name="P3">Tis a special friend you pulled from the dead Roxy.</text:p>
      <text:p text:style-name="P3">Thank you for sharing this gift with us.</text:p>
      <text:p text:style-name="P3">*Mrr... chirp!*</text:p>
      <text:p text:style-name="P3">_</text:p>
      <text:p text:style-name="P2">5. JC1; RL3: =009550</text:p>
      <text:p text:style-name="P3">You there! John's hot mom.</text:p>
      <text:p text:style-name="P3"><text:soft-page-break/>It wasn't a Freudian slip that time I said it deliberately. :3</text:p>
      <text:p text:style-name="P3">We phantasmal kittyfolk don't have much use for disguising the thoughts we think to be true in our minds nor do we bother to veil attraction to that which we find sexually appealing! Meow.</text:p>
      <text:p text:style-name="P3">These IDEAS I'm having mmrrr they're so *interesting*. Wherever this frame of reference has been all my life color me glad I'm dead!!! ;3</text:p>
      <text:p text:style-name="P3">John's hot mom did you know you killed me?</text:p>
      <text:p text:style-name="P3">No not the girl the cat I mean. You were twice culpable in a way.</text:p>
      <text:p text:style-name="P3">The murder weapon was in your custody and bequeathed to you roundaboutedly by you yourself as an aged ghostly grannywoman.</text:p>
      <text:p text:style-name="P3">The plummet of that gut-crushing tome was the last thing I ever witnessed.</text:p>
      <text:p text:style-name="P3">Of course the old woman herself was murdered by the accursed thing too so one could hardly blame her for pulling a few strings here and there that it might find another victim.</text:p>
      <text:p text:style-name="P3">When a bedeviled joke opus is taken with certain individuals it can be difficult to wrest them away from its favor.</text:p>
      <text:p text:style-name="P3">Mrow look at me boring you all with elementary tome trivia everyone knows already. What is this the kitten corner?</text:p>
      <text:p text:style-name="P3">The fact is John's hot mom one time you and your cornball book made a pussy pancake out of me.</text:p>
      <text:p text:style-name="P3">I suppose Roxy had a hand in it too technically though it seems mom had it in her blood to do well intended harm to that poor critter I used to be.</text:p>
      <text:p text:style-name="P3">It's ok though because she makes up for it with the BEST funerals!!! Purrr they are a treat, each of my halves received one!</text:p>
      <text:p text:style-name="P3">I remember you so clearly in that desert as the life drained away and I muddled through the shabby last words of a raffish amateur.</text:p>
      <text:p text:style-name="P3">I clearly remember in spite of what a hackneyed showing that was I still had the presence of mind to be overwhelmed by the sense for how much you cared and that gives me such a warm emotion right now it makes me want to poof up a little with friendliness!</text:p>
      <text:p text:style-name="P3"><text:soft-page-break/>But these aren't the only memories of death I have.</text:p>
      <text:p text:style-name="P3">Or the only memories of life I had for you see I've had many.</text:p>
      <text:p text:style-name="P3">Squaring these sprites, it's a marvelous thing. It opens you up! The selves become curiously multidimensional; concentrated!!</text:p>
      <text:p text:style-name="P3">I recall the lives of many Roses lost. And many Jaspers! Maybe even more than nine. ;3</text:p>
      <text:p text:style-name="P3">Not that any of them matter now they each chased their own laser pointers to their respective futilities and now I am all that's left of them, mrrrr.</text:p>
      <text:p text:style-name="P3">Nor does it matter to the task at hand for which we must prepare does it Hotmom Crocker?</text:p>
      <text:p text:style-name="P3">For the battle ahead! We're still on healing duty. Didn't anyone tell you yet?</text:p>
      <text:p text:style-name="P3">The gameplan is simple. You jumpstart the cadavers while I scoot you around.</text:p>
      <text:p text:style-name="P3">How's that sound cookietits, does it tickle your toebeans?? :3</text:p>
      <text:p text:style-name="P3">It may very well could be!</text:p>
      <text:p text:style-name="P3">Farewell transitorily.</text:p>
      <text:p text:style-name="P3">_</text:p>
      <text:p text:style-name="P2">6. =009551</text:p>
      <text:p text:style-name="P3">Prrrrr, *CHIRP!!!*</text:p>
      <text:p text:style-name="P3">_</text:p>
      <text:p text:style-name="P2">7. KM1: =009552</text:p>
      <text:p text:style-name="P3">Hello Kanaya!</text:p>
      <text:p text:style-name="P3">Funny meeting you down here in this cave.</text:p>
      <text:p text:style-name="P3">That is to say the place I knew you went to, and skittered here to visit in order to find you!</text:p>
      <text:p text:style-name="P3">_</text:p>
      <text:p text:style-name="P2">8. KM2: =009553</text:p>
      <text:p text:style-name="P3">What HASN'T happened??? :3</text:p>
      <text:p text:style-name="P3"><text:soft-page-break/>We've been through a lot haven't we? All of us. Reality itself really. Reality has been through so much and puts people through so much simultaneously.</text:p>
      <text:p text:style-name="P3">Like the two of us. Reality has put one version or another of you through so many things with one version or another of me.</text:p>
      <text:p text:style-name="P3">It's all been so sweet and stupid and silly and sad hasn't it? You'd agree if you could remember!</text:p>
      <text:p text:style-name="P3">But after I watched your molecules come apart, as I lay there dying in the great big neon-skied litterbox, there was ONE thing it occurred to me I never got a chance to say to you.</text:p>
      <text:p text:style-name="P3">_</text:p>
      <text:p text:style-name="P2">9. DS1; DiSt1: =009558</text:p>
      <text:p text:style-name="P3">Dave and Dirk!!! :3!! Surely this is where the party's at. Couple of cool cucumbers like you? See, Dirk knows what's up, what with the party pants. I'd call them the cat's pajamas if that phrase didn't literally describe my ensemble!!!! :3 :3 :3</text:p>
      <text:p text:style-name="P3">_</text:p>
      <text:p text:style-name="P2">10. DS2; DiSt2: =009560</text:p>
      <text:p text:style-name="P3">Eep. Feels like someone just dunked me in a chilly tub. Earth to Strider bros, does it LOOK like I'm in the mood for a fucking bath?</text:p>
      <text:p text:style-name="P3">Sooo...</text:p>
      <text:p text:style-name="P3">This is it? The big reunion comes down to this then. A lot of awkward sitting around while we all gaze at my father's pretty pretty legs?</text:p>
      <text:p text:style-name="P3">Booooring.</text:p>
      <text:p text:style-name="P3">I'm a sprite to the second power yet what do I find sitting here on this ancient skyscraper?</text:p>
      <text:p text:style-name="P3">None other than the TRUE squares of the party. ;3</text:p>
      <text:p text:style-name="P3">_</text:p>
      <text:p text:style-name="P2">11. DS3; DiSt3: =009561</text:p>
      <text:p text:style-name="P4">Pounce!</text:p>
      <text:p text:style-name="P3"><text:soft-page-break/>_</text:p>
      <text:p text:style-name="P2">12. JaEn1; TS1: =009562</text:p>
      <text:p text:style-name="P3">Surprise Jade's unintelligent father and greetings, for it is I a brand new entity with which you are not familiar!!</text:p>
      <text:p text:style-name="P3">And,</text:p>
      <text:p text:style-name="P3">That bull troll sprite I guess.</text:p>
      <text:p text:style-name="P3">And oooh hey the last unprototyped kernel! That's sure a tantalizing tidbit worth acknowledging if I ever ogled one.</text:p>
      <text:p text:style-name="P3">Like a stray toy some idiot chased under the fridge!</text:p>
      <text:p text:style-name="P3">_</text:p>
      <text:p text:style-name="P2">13. JaEn2; TS2: =009567</text:p>
      <text:p text:style-name="P3">Ok looks like you're both really boring too!!!!!</text:p>
      <text:p text:style-name="P3">Sorry to barge in on your weak times. Sniff you later! :3:3</text:p>
      <text:p text:style-name="P3">_</text:p>
      <text:p text:style-name="P2">14. JE1; TP1: =009569</text:p>
      <text:p text:style-name="P3">So it just occurred to me!!!</text:p>
      <text:p text:style-name="P3">I saw the spare green sprite and it is like the little blinking light on those Ghostbuster traps reminding us all it is an empty vessel in need of a lost soul!</text:p>
      <text:p text:style-name="P3">Mrrr?</text:p>
      <text:p text:style-name="P3">Oh.</text:p>
      <text:p text:style-name="P3">Mrrrreally?</text:p>
      <text:p text:style-name="P3">Thanks professor nerd I'm feeling a lot more knowledgeable about a fake thing now!</text:p>
      <text:p text:style-name="P3">Now about that sprite.</text:p>
      <text:p text:style-name="P3">Which one of you here was concerned with the resurrection of fallen friends?</text:p>
      <text:p text:style-name="P3">*Sniff.*</text:p>
      <text:p text:style-name="P3">*Sniff, sniff.*</text:p>
      <text:p text:style-name="P3"><text:soft-page-break/>Was it you?? It was you wasn't it. :3</text:p>
      <text:p text:style-name="P3">Regardless you're the only one left on this lilypad with any vested interest in whatever deceased member of that particular legume exhibit gets to rejoin us.</text:p>
      <text:p text:style-name="P3">And if my tally is correct, that's four torsos, but only one kernel!</text:p>
      <text:p text:style-name="P3">Vriska? Who's this now? Hmm no, can't says the name clinks a water bowl.</text:p>
      <text:p text:style-name="P3">In fact it sounds very suspiciously like the name of someone who probably scampered off leaving exactly this kind of moral dilemma to the those of us who stayed put!</text:p>
      <text:p text:style-name="P3">So who is it going to be, hm? :3</text:p>
      <text:p text:style-name="P3">A princely young wizard who wrought science through a wand?</text:p>
      <text:p text:style-name="P3">Or a fishy young princess who never spoke once to Lalonde?</text:p>
      <text:p text:style-name="P3">What about "other guy", the one thought half-dead only?</text:p>
      <text:p text:style-name="P3">Or the girl who likes ships! Cause they made her less lonely. ;3</text:p>
      <text:p text:style-name="P3">Meowsers what a mystery!!!</text:p>
      <text:p text:style-name="P3">_</text:p>
      <text:p text:style-name="P2">15. =009570</text:p>
      <text:p text:style-name="P3">But seriously that's all from me tonight folks, I've sincerely adored hogging all of your attention and you've been wonderful.</text:p>
      <text:p text:style-name="P3">*Trills into the night.*</text:p>
      <text:p text:style-name="P3">_</text:p>
      <text:p text:style-name="P2">16. RL4: =009614</text:p>
      <text:p text:style-name="P3">It's me again!</text:p>
      <text:p text:style-name="P3">Mrr, mrrr, prrp, cat sounds cat sounds, *stretch!!*</text:p>
      <text:p text:style-name="P3">Miss me Rose?</text:p>
      <text:p text:style-name="P3">Did you know I love you?? Weird thing for me to say and you to hear, probably!</text:p>
      <text:p text:style-name="P3">I inherited the adoration our cat had for you, which now <text:soft-page-break/>strangely is directed with the exact same intensity at myself, because I'm you!</text:p>
      <text:p text:style-name="P3">Funnily enough this manifests itself in a particularly acute form of narcissism, which is something we were already sort of afflicted by, and so was our cat by the very nature of the sort of animal he was!</text:p>
      <text:p text:style-name="P3">The bottom line is I'm pretty twisted up inside in all the most beautiful ways and it's wonderful.</text:p>
      <text:p text:style-name="P3">_</text:p>
      <text:p text:style-name="P2">17. RL5; JC2: =009615</text:p>
      <text:p text:style-name="P3">As much as I enjoy getting a load of that GORGEOUS whiskerless mug of yours, it's not actually why I dropped by.</text:p>
      <text:p text:style-name="P3">I'm here on a curt matter of business with Jane.</text:p>
      <text:p text:style-name="P3">We have to prepare for our healing duties! Hammer out a strategy and such. Really sink our claws into the expensive upholstery of that problem.</text:p>
      <text:p text:style-name="P3">But first, I have somewhere to take you!</text:p>
      <text:p text:style-name="P3">_</text:p>
      <text:p text:style-name="P2">18. JC3: =009616</text:p>
      <text:p text:style-name="P3">There is someone you really must meet before we all start skittering across the great laminated floor of combat.</text:p>
      <text:p text:style-name="P3">As the ghostly spiritual guide of whomever my whims decide I should be serving any given moment, I can't allow another second to pass without introducing the two of you.</text:p>
      <text:p text:style-name="P3">_</text:p>
      <text:p text:style-name="P2">19. JaEn3; TS3: =009710</text:p>
      <text:p text:style-name="P3">:3</text:p>
      <text:p text:style-name="P3">:3</text:p>
      <text:p text:style-name="P3">_</text:p>
      <text:p text:style-name="P2">20. JaEn4; TS4: =009711</text:p>
      <text:p text:style-name="P3">:3</text:p>
      <text:p text:style-name="P3"><text:soft-page-break/>_</text:p>
      <text:p text:style-name="P2">21. TS5: =009712</text:p>
      <text:p text:style-name="P3">Mrrrelax my sternutating acquaintance.</text:p>
      <text:p text:style-name="P3">I have just the magic thing for you because I'm a magical being, squared!</text:p>
      <text:p text:style-name="P3">Take this curative tablet! It will make those cat allergies slink away as if they saw a raccoon out the window.</text:p>
      <text:p text:style-name="P3">_</text:p>
      <text:p text:style-name="P2">22. TS6: =009713</text:p>
      <text:p text:style-name="P3">Couldn't agree more!</text:p>
      <text:p text:style-name="P3">That pill was a placebo, by the way. It was actually one of the buttons from my velvet pillow!</text:p>
      <text:p text:style-name="P3">Yes I thought you wouldn't understand what that meant, and that the button would continue to do the trick.</text:p>
      <text:p text:style-name="P3">I'm so pleased as usual to see that I was right! Not that it was ever in doubt.</text:p>
      <text:p text:style-name="P3">NOW.</text:p>
      <text:p text:style-name="P3">_</text:p>
      <text:p text:style-name="P2">23. JaEn5: =009714</text:p>
      <text:p text:style-name="P3">Since that hideous brouhaha of spittle, mucus and shouting has subsided, peace and quiet has revisited these hills and I am free to do my work.</text:p>
      <text:p text:style-name="P3">It is the most important work that has ever been undertaken or even attempted in this gloomy session.</text:p>
      <text:p text:style-name="P3">You there, master of this land.</text:p>
      <text:p text:style-name="P3">Tell me, where is your kernelsprite?</text:p>
      <text:p text:style-name="P3">*Inquisitive chirp.*</text:p>
      <text:p text:style-name="P3">Never mind, you don't know anything! Haha. :3</text:p>
      <text:p text:style-name="P3">I was only asking as a polite formality anyway, since it is right there in plain sight!</text:p>
      <text:p text:style-name="P3"><text:soft-page-break/>_</text:p>
      <text:p text:style-name="P2">24. JaEn6: =009715</text:p>
      <text:p text:style-name="P3">Jake, drumroll, please.</text:p>
      <text:p text:style-name="P3">Don't you dare actually play some drums it was a figure of speech.</text:p>
      <text:p text:style-name="P3">_</text:p>
      <text:p text:style-name="P2">25. NL1*: =009716</text:p>
      <text:p text:style-name="P3">Mrow, well hello there, beautiful. ;3</text:p>
      <text:p text:style-name="P3">Fret no more sweet princess, for as long as I am here, you will never suffer such indignity again.</text:p>
      <text:p text:style-name="P3">How could anyone let such monstrous injustices happen to one so dear?</text:p>
      <text:p text:style-name="P3">What FILTH would dare to debase you in this manner?!</text:p>
      <text:p text:style-name="P3">To say it was the marginalization of a bright and pure spirit, to say it was MURDER, this would be too flattering to the purrrpetrator.</text:p>
      <text:p text:style-name="P3">What happened to you was nothing less than the desecration of a MASTERPIECE.</text:p>
      <text:p text:style-name="P3">My mystic kittycat senses divine that you have been mistreated for a stretch of your life far preceding your demise.</text:p>
      <text:p text:style-name="P3">I detect that you may have been toyed with and disrespected by none other than the supreme puppeteer of unrepentant horseshit himself.</text:p>
      <text:p text:style-name="P3">Any who would dare claim a greater atrocity has been committed in some godforsaken furl of paradox space, say it now and I will hiss and growl and curse your name.</text:p>
      <text:p text:style-name="P3">_</text:p>
      <text:p text:style-name="P2">26. NL2*: =009717</text:p>
      <text:p text:style-name="P3">You are gorgeous, dear, sweet Nepeta. You deserve only happiness and fulfillment.</text:p>
      <text:p text:style-name="P3">And from this moment forward I shall see to it that those are the only things you will ever know!</text:p>
      <text:p text:style-name="P3"><text:soft-page-break/>_</text:p>
      <text:p text:style-name="P2">27. JaEn7; NeSp1: =009773</text:p>
      <text:p text:style-name="P3">Yes.</text:p>
      <text:p text:style-name="P3">Nothing! Just sit there quietly please.</text:p>
      <text:p text:style-name="P3">No offense, but you are only a prop actor in this fanciful scenario, which is serving as the stage for my date with this lovely lady.</text:p>
      <text:p text:style-name="P3">Oh! Yes.</text:p>
      <text:p text:style-name="P3">I'm sorry I didn't mention sooner, Nepeta.</text:p>
      <text:p text:style-name="P3">Is that ok?</text:p>
      <text:p text:style-name="P3">There will be plenty of time for explanations!</text:p>
      <text:p text:style-name="P3">For now, I invite you to relax and enjoy our party on this peaceful and desolate hilly planet, while that mild mannered boy across the fridge sips his tea quietly. </text:p>
      <text:p text:style-name="P3">They're fine!</text:p>
      <text:p text:style-name="P3">Well, Karkat is fine. Alive and well, in this session.</text:p>
      <text:p text:style-name="P3">Equius is also fine, in the same sense that you and I are both fine! :3</text:p>
      <text:p text:style-name="P3">Everyone else enjoys various states of being fine while alive, and fine while dead.</text:p>
      <text:p text:style-name="P3">It's all good news! I mean mews. :3 Especially that we are both here now, on this date together.</text:p>
      <text:p text:style-name="P3">Again, assuming you are ok with that. No pressure!</text:p>
      <text:p text:style-name="P3">There's a first time for everything, right?</text:p>
      <text:p text:style-name="P3">I remember my first date. I was so nervous! "Life hack." It helps if you are very very drunk.</text:p>
      <text:p text:style-name="P3">Not that I am prescribing this as a remedy for you! It's ok to be nervous.</text:p>
      <text:p text:style-name="P3">Besides, I sincerely doubt you are partial to the drink. I have a feeling catnip's your poison, eh? Eh?? Ehhh??? ;3</text:p>
      <text:p text:style-name="P3">Yes Nepeta I am part kittycat now! :3 :3</text:p>
      <text:p text:style-name="P3"><text:soft-page-break/>Events conspired to make me equal parts not dead, half kittycat, and two sprites!</text:p>
      <text:p text:style-name="P3">But the other side of that pet tag is the fact that I am suddenly half human as well.</text:p>
      <text:p text:style-name="P3">You see Nepeta I used to be a dead cat too but now I'm an alive cat who's part girl!</text:p>
      <text:p text:style-name="P3">In fact, we spoke once. While I was still just a cat. Don't you remember?</text:p>
      <text:p text:style-name="P3">Chirp! :3 :3 :3 :3 :3</text:p>
      <text:p text:style-name="P3">That is exactly what happened, fortunately for us both, as well as everybody else. </text:p>
      <text:p text:style-name="P3">It probably is. But really, I don't think you need to change!</text:p>
      <text:p text:style-name="P3">You are so charming and pretty exactly as you are. </text:p>
      <text:p text:style-name="P3">Huh?</text:p>
      <text:p text:style-name="P3">Jake, what are you talking about.</text:p>
      <text:p text:style-name="P3">Yes, Jake. That was the idea.</text:p>
      <text:p text:style-name="P3">Thank you for explaining a thing to us. </text:p>
      <text:p text:style-name="P3">Jake, just drink your tea. </text:p>
      <text:p text:style-name="P3">_</text:p>
      <text:p text:style-name="P2">28. NeSp2; JaEn8: =009774</text:p>
      <text:p text:style-name="P3">Anyway, enough of that horseshit. Back to our date!!!</text:p>
      <text:p text:style-name="P3">That is, if you are ok with calling it a date! Are you ok with this being a date? I mean like a romantic one??</text:p>
      <text:p text:style-name="P3">Yay!!!!!</text:p>
      <text:p text:style-name="P3">Yes! Yes Nepeta, exactly! That is exactly the point of a date! :3</text:p>
      <text:p text:style-name="P3">Anything you would like, beautiful. ;3</text:p>
      <text:p text:style-name="P3">Jasprose!</text:p>
      <text:p text:style-name="P3">What is it?</text:p>
      <text:p text:style-name="P3">It's quite a lovely color. :3:3:3</text:p>
      <text:p text:style-name="P3"><text:soft-page-break/>Is something wrong?</text:p>
      <text:p text:style-name="P3">I find this very hard to believe.</text:p>
      <text:p text:style-name="P3">Nobody? Are you sure??</text:p>
      <text:p text:style-name="P3">What a reprehensible injustice. Had your colleagues no taste???</text:p>
      <text:p text:style-name="P3">A pox on the name of this charlatan. I hiss on his grave.</text:p>
      <text:p text:style-name="P3">Yes.</text:p>
      <text:p text:style-name="P3">No it isn't. It's fine. Please! Continue!</text:p>
      <text:p text:style-name="P3">You were saying? About being liked!</text:p>
      <text:p text:style-name="P3">No, not really.</text:p>
      <text:p text:style-name="P3">I just know that you are very pretty, and from my limited interaction with you as a cat, that you are personable and kind.</text:p>
      <text:p text:style-name="P3">I don't need to know much else about you to like you. I am a catgirl of simple tastes. :3</text:p>
      <text:p text:style-name="P3">!!!!!!!!!!!!!!!!</text:p>
      <text:p text:style-name="P3">(Jake, did you hear that?!)</text:p>
      <text:p text:style-name="P3">(She likes me too! This is almost too good to be true.)</text:p>
      <text:p text:style-name="P3">JAKE!!!</text:p>
      <text:p text:style-name="P3">Please, mind your manners.</text:p>
      <text:p text:style-name="P3">I mean, not that that isn't an EXCELLENT idea.</text:p>
      <text:p text:style-name="P3">But all things in due time. There is a PROCESS to this courtship business.</text:p>
      <text:p text:style-name="P3">Much how one doesn't just LIE DOWN for a nap. The bedding must be ritualistically kneaded and massaged before lowering oneself in a circular fashion for a prime snoozing position.</text:p>
      <text:p text:style-name="P3">Besides, she has only been prototyped once.</text:p>
      <text:p text:style-name="P3">I believe unprototyped or once-prototyped kernels can weather brief or incidental contact, the same way you can investigate the flame of a candle without burning your nose as long as you are quick enough.</text:p>
      <text:p text:style-name="P3">But the sort of contact we are talking about here would be <text:soft-page-break/>ANYTHING but incidental. ;3 ;3 ;3</text:p>
      <text:p text:style-name="P3">There isn't much too it.</text:p>
      <text:p text:style-name="P3">I used to be quite guarded about my feelings as a girl.</text:p>
      <text:p text:style-name="P3">But cats do not have complicated thoughts about what should be expressed and when.</text:p>
      <text:p text:style-name="P3">What to convey about your current state of mind is everything. When to do it is now. </text:p>
      <text:p text:style-name="P3">Was there someone you had feelings for you couldn't talk to about? </text:p>
      <text:p text:style-name="P3">Who? </text:p>
      <text:p text:style-name="P3">You can tell me Nepeta! Please tell me your secret will be safe, I promise!</text:p>
      <text:p text:style-name="P3">My muzzle is sealed. </text:p>
      <text:p text:style-name="P3">Karkat eh?</text:p>
      <text:p text:style-name="P3">I'll let you in on a little sneakret too. You dodged a vigorous spritzing with a spray bottle there.</text:p>
      <text:p text:style-name="P3">He wouldn't be any good for you. Oh no no.</text:p>
      <text:p text:style-name="P3">Too many anger issues. Always with the shouting and whatnot. He's way too volatile!</text:p>
      <text:p text:style-name="P3">i liked that about him!</text:p>
      <text:p text:style-name="P3">Oh, but that isn't even all there is to it!</text:p>
      <text:p text:style-name="P3">On our journey he was so obsessive and controlling toward his desired matesprit. I do not believe that is any way to treat a lady!</text:p>
      <text:p text:style-name="P3">On the contrary Nepeta. You deserve someone who will RESPECT and ADORE you. </text:p>
      <text:p text:style-name="P3">Nope. Sorry to be the meower of bad news. He is just not cut out for you!</text:p>
      <text:p text:style-name="P3">Besides, he is involved with someone else now in that quadrant. He has moved on. And so have you!</text:p>
      <text:p text:style-name="P3">You are now a sprite. Neither of us have the same connection to the living we once had.</text:p>
      <text:p text:style-name="P3"><text:soft-page-break/>In quite a real sense, it is fair to say that all we have now...</text:p>
      <text:p text:style-name="P3">Is each other. :3 </text:p>
      <text:p text:style-name="P3">_</text:p>
      <text:p text:style-name="P2">29. DaSp1; NeSp3: =009775</text:p>
      <text:p text:style-name="P3">Davesprite?! </text:p>
      <text:p text:style-name="P3">Where...</text:p>
      <text:p text:style-name="P3">Where did you come from?</text:p>
      <text:p text:style-name="P3">I thought you died. </text:p>
      <text:p text:style-name="P3">What shit? </text:p>
      <text:p text:style-name="P3">Ah, of course. You're the version I traveled with on the ship.</text:p>
      <text:p text:style-name="P3">I mean, not Rose. Jaspers. </text:p>
      <text:p text:style-name="P3">Be in a state of near-perpetual satisfaction with my own existence, is what.</text:p>
      <text:p text:style-name="P3">Anyway, I'm happy to see you're still alive.</text:p>
      <text:p text:style-name="P3">Even if your bird-like appearance is making me feel a bit riled up.</text:p>
      <text:p text:style-name="P3">I'll try to control myself though.</text:p>
      <text:p text:style-name="P3">Dave, never mind the fridge.</text:p>
      <text:p text:style-name="P3">This tea party bullshit isn't quite what is seems.</text:p>
      <text:p text:style-name="P3">I am actually on a date. So maybe we could, you know. Catch up later? </text:p>
      <text:p text:style-name="P3">Good lord, no.</text:p>
      <text:p text:style-name="P3">With Nepeta.</text:p>
      <text:p text:style-name="P3">Sorry, I should have introduced you to her sooner.</text:p>
      <text:p text:style-name="P3">Nepeta, this is Dave. He's my bird brother, who is also a sprite. </text:p>
      <text:p text:style-name="P3">_</text:p>
      <text:p text:style-name="P2">30. DaSp2: =009776</text:p>
      <text:p text:style-name="P3">Dave, no, don't...</text:p>
      <text:p text:style-name="P3"><text:soft-page-break/>_</text:p>
      <text:p text:style-name="P2">31. DP1: =009780</text:p>
      <text:p text:style-name="P3">NOOOOOOOOOOOOOOOOOOOOOOOOOOOO! </text:p>
      <text:p text:style-name="P3">_</text:p>
      <text:p text:style-name="P2">32. DP2: =009795</text:p>
      <text:p text:style-name="P3">I see your claws, Dave.</text:p>
      <text:p text:style-name="P3">They're neat. </text:p>
      <text:p text:style-name="P3">That's wonderful, Dave and Nepeta.</text:p>
      <text:p text:style-name="P3">I'm very happy for you both.</text:p>
      <text:p text:style-name="P3">*Sigh.* </text:p>
      <text:p text:style-name="P3">Nothing.</text:p>
      <text:p text:style-name="P3">Dave...</text:p>
      <text:p text:style-name="P3">What do you think you're doing?</text:p>
      <text:p text:style-name="P3">What?</text:p>
      <text:p text:style-name="P3">I don't know, Dave..</text:p>
      <text:p text:style-name="P3">Yes, he was a boy.</text:p>
      <text:p text:style-name="P3">I don't know. I hadn't thought much about it.</text:p>
      <text:p text:style-name="P3">I think I am probably still a girl?</text:p>
      <text:p text:style-name="P3">Cats don't have particularly deep feelings about gender, or form strong identities around the idea. </text:p>
      <text:p text:style-name="P3">Does it even matter?</text:p>
      <text:p text:style-name="P3">I think I know what you mean. </text:p>
      <text:p text:style-name="P3">Yes I was really having the time of my lives after I became Jasprose.</text:p>
      <text:p text:style-name="P3">Well, for a while there, at least. </text:p>
      <text:p text:style-name="P3">Oh, nothing. </text:p>
      <text:p text:style-name="P3">It's hard to put into meows what I am feeling suddenly.</text:p>
      <text:p text:style-name="P3"><text:soft-page-break/>I think it might be...</text:p>
      <text:p text:style-name="P3">Loneliness? </text:p>
      <text:p text:style-name="P3">I know.</text:p>
      <text:p text:style-name="P3">But since your... transformation...</text:p>
      <text:p text:style-name="P3">Some feelings I thought I had put behind me at the moment of MY transformation quickly returned.</text:p>
      <text:p text:style-name="P3">They were dug up from their shallow graves and left on my doorstep by... you know what?</text:p>
      <text:p text:style-name="P3">I'm not even in the mood to finish that incredibly apt analogy. You will have to connect the dots yourself. </text:p>
      <text:p text:style-name="P3">As a cat I never had any other girl cats around to be friendly with.</text:p>
      <text:p text:style-name="P3">That was a very simple emotion with which I could probably cope, if it was all that was in play.</text:p>
      <text:p text:style-name="P3">The Rose half is more complicated.</text:p>
      <text:p text:style-name="P3">I have memories from a lot of Roses.</text:p>
      <text:p text:style-name="P3">Is this true for you as well? I mean, memories from many Daves and Nepetas? </text:p>
      <text:p text:style-name="P3">Yes, exactly.</text:p>
      <text:p text:style-name="P3">The Rose I was prior to this had just lost everything before she was killed.</text:p>
      <text:p text:style-name="P3">Her friends and also her matesprit.</text:p>
      <text:p text:style-name="P3">When I came back as a sprite, not as Jasprose yet mind you, I was relieved to see everybody again...</text:p>
      <text:p text:style-name="P3">But it was also a melancholy return.</text:p>
      <text:p text:style-name="P3">I knew that she couldn't be with me anymore, because I was no longer Real Rose.</text:p>
      <text:p text:style-name="P3">But when I became Jasprose, everything changed again.</text:p>
      <text:p text:style-name="P3">I was a whole new being!</text:p>
      <text:p text:style-name="P3">Before me stretched a horizon full of small distant and slightly jostling curiosities to investigate, because you never know when <text:soft-page-break/>something like that might turn out to be a mouse.</text:p>
      <text:p text:style-name="P3">There were so many, many new pawsibilkitties. </text:p>
      <text:p text:style-name="P3">Shoosh, Dave. And yes I concur about the cat things.</text:p>
      <text:p text:style-name="P3">Anyway, one of the new things that opened up to me was...</text:p>
      <text:p text:style-name="P3">The idea that I didn't have to be alone anymore.</text:p>
      <text:p text:style-name="P3">That I was reborn, more thrilled to be alive than I can ever remember being in any incarnation.</text:p>
      <text:p text:style-name="P3">And that there was someone perfect waiting for me to bring her back.</text:p>
      <text:p text:style-name="P3">Another estranged soul like me.</text:p>
      <text:p text:style-name="P3">And now...</text:p>
      <text:p text:style-name="P3">I guess it's all ruined. </text:p>
      <text:p text:style-name="P3">Never mind, Dave.</text:p>
      <text:p text:style-name="P3">Forget it.</text:p>
      <text:p text:style-name="P3">_</text:p>
      <text:p text:style-name="P2">33. DP3: =009796</text:p>
      <text:p text:style-name="P3">Dave, she was going to be my WIFE! </text:p>
      <text:p text:style-name="P3">Sighhh. </text:p>
      <text:p text:style-name="P3">Yes, Dave. I am quite sure of it.</text:p>
      <text:p text:style-name="P3">Oh...</text:p>
      <text:p text:style-name="P3">Yes you're right. I'm sorry Davepeta.</text:p>
      <text:p text:style-name="P3">No offense, but the Dave part of you is sort of the fly in the ointment here, so when I look at you, that tends to be who I see. </text:p>
      <text:p text:style-name="P3">Yeah. I am very sorry.</text:p>
      <text:p text:style-name="P3">I was just sad is all. </text:p>
      <text:p text:style-name="P3">It pleases me to hear you have rediscovered the joys of entry-level irony, Davepeta. </text:p>
      <text:p text:style-name="P3">I don't think so. I had it all figured out.</text:p>
      <text:p text:style-name="P3"><text:soft-page-break/>She never got a chance to see any of my moves though, so I guess we'll never know.</text:p>
      <text:p text:style-name="P3">It was just a figure of speech. It isn't a thing for cats either, remember? </text:p>
      <text:p text:style-name="P3">Yes we would have spent that time together, and it would have turned out to be magical. Trust me. </text:p>
      <text:p text:style-name="P3">Does it?</text:p>
      <text:p text:style-name="P3">That is,</text:p>
      <text:p text:style-name="P3">Wow.</text:p>
      <text:p text:style-name="P3">Actually such a nice compliment? Thank you, Davepeta. </text:p>
      <text:p text:style-name="P3">WHAT?!</text:p>
      <text:p text:style-name="P3">_</text:p>
      <text:p text:style-name="P2">34. DP4: =009797</text:p>
      <text:p text:style-name="P3">Hmmmm.</text:p>
      <text:p text:style-name="P3">Maybe. </text:p>
      <text:p text:style-name="P3">What issue?</text:p>
      <text:p text:style-name="P3">Oh.</text:p>
      <text:p text:style-name="P3">Yeah, it makes sense that she wouldn't understand.</text:p>
      <text:p text:style-name="P3">Haha.</text:p>
      <text:p text:style-name="P3">That's a good way of putting it.</text:p>
      <text:p text:style-name="P3">My inner mono-dialogues have been very amusing to me too. </text:p>
      <text:p text:style-name="P3">So?</text:p>
      <text:p text:style-name="P3">...</text:p>
      <text:p text:style-name="P3">I'm...</text:p>
      <text:p text:style-name="P3">Erg.</text:p>
      <text:p text:style-name="P3">There is such a potent force within me that squirms at every word of this train of thought Davepeta!</text:p>
      <text:p text:style-name="P3">Good grief Rose was such a stuffy girl, wasn't she. </text:p>
      <text:p text:style-name="P3"><text:soft-page-break/>But yes, you are basically correct.</text:p>
      <text:p text:style-name="P3">Asking the Jaspers half about this issue would be like showing him two slightly different gray swatches, and asking his opinion on which color to paint the observatory.</text:p>
      <text:p text:style-name="P3">So to answer your question, I...</text:p>
      <text:p text:style-name="P3">I don't know.</text:p>
      <text:p text:style-name="P3">I really don't know, about any of this.</text:p>
      <text:p text:style-name="P3">My dreams of having a beautiful troll girl for a wife were dashed moments ago, so I have been speaking from a despondent state of mind since you came into existence.</text:p>
      <text:p text:style-name="P3">But maybe what you're saying makes sense.</text:p>
      <text:p text:style-name="P3">I will need some time to meowll it over. </text:p>
      <text:p text:style-name="P3">Yes Davepeta that meant mull. </text:p>
      <text:p text:style-name="P3">I knew you weren't being suggestive! Chill out. </text:p>
      <text:p text:style-name="P3">_</text:p>
      <text:p text:style-name="P2">35. DP5: =009798</text:p>
      <text:p text:style-name="P3">So how would you like me to help you "get yourself"? </text:p>
      <text:p text:style-name="P3">You mean about her liking Karkat, and such? </text:p>
      <text:p text:style-name="P3">If you say so.</text:p>
      <text:p text:style-name="P3">Then what do you want to do with your pseudo-life? </text:p>
      <text:p text:style-name="P3">I already think we're both crazy. </text:p>
      <text:p text:style-name="P3">What the fuck?</text:p>
      <text:p text:style-name="P3">Well, you have to follow your heart, I suppose. </text:p>
      <text:p text:style-name="P3">Is this what we're doing now? </text:p>
      <text:p text:style-name="P3">Ok.</text:p>
      <text:p text:style-name="P3">I think if we are going to make a habit of roleplaying, I would like to script out some scenarios in advance.</text:p>
      <text:p text:style-name="P3">I'm concerned that too much improvisation could end up muddying the narrative. </text:p>
      <text:p text:style-name="P3"><text:soft-page-break/>_</text:p>
      <text:p text:style-name="P2">36. DP6: =009799</text:p>
      <text:p text:style-name="P3">So what do you want to do now?</text:p>
      <text:p text:style-name="P3">You're not going off to fight English right away, are you? </text:p>
      <text:p text:style-name="P3">Like what?</text:p>
      <text:p text:style-name="P3">_</text:p>
      <text:p text:style-name="P2">37. DP7: =009800</text:p>
      <text:p text:style-name="P3">Who?</text:p>
      <text:p text:style-name="P3">Alright.</text:p>
      <text:p text:style-name="P3">Please give these bros my best, then.</text:p>
      <text:p text:style-name="P3">_</text:p>
      <text:p text:style-name="P3">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23" meta:paragraph-count="488" meta:word-count="4215" meta:character-count="21966"/>
    <meta:generator>OpenOffice/4.1.2$Win32 OpenOffice.org_project/412m3$Build-9782</meta:generator>
  </office:meta>
</office:document-meta>
</file>